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200000010000066800000D2016F96E88.svg" manifest:media-type=""/>
  <manifest:file-entry manifest:full-path="Pictures/1000000000000B38000000405EA537F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T1" style:family="text">
      <style:text-properties fo:font-size="12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6cm" svg:height="2.117cm" svg:x="8.366cm" svg:y="5.487cm">
          <text:p><text:span text:style-name="T1"><text:s/></text:span><text:span text:style-name="T1">Index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.768cm" svg:height="1.084cm" svg:x="4.328cm" svg:y="2.71cm">
          <text:p><text:span text:style-name="T1"><text:s text:c="3"/></text:span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68cm" svg:height="1.084cm" svg:x="11.44cm" svg:y="2.71cm">
          <text:p><text:span text:style-name="T1"><text:s/></text:span><text:span text:style-name="T1">Publication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99cm" svg:y1="4.048cm" svg:x2="8.493cm" svg:y2="5.445cm">
          <text:p/>
        </draw:line>
        <draw:line draw:style-name="gr2" draw:text-style-name="P2" draw:layer="layout" svg:x1="12.811cm" svg:y1="4.048cm" svg:x2="9.89cm" svg:y2="5.445cm">
          <text:p/>
        </draw:line>
        <draw:frame draw:style-name="gr3" draw:text-style-name="P3" draw:layer="layout" svg:width="4.445cm" svg:height="1.266cm" svg:x="13.573cm" svg:y="4.302cm">
          <draw:text-box>
            <text:p text:style-name="P3"><text:span text:style-name="T2">Offline Phase</text:span></text:p>
          </draw:text-box>
        </draw:frame>
        <draw:custom-shape draw:style-name="gr1" draw:text-style-name="P1" draw:layer="layout" svg:width="2.768cm" svg:height="1.084cm" svg:x="7.858cm" svg:y="9.509cm">
          <text:p><text:span text:style-name="T1"><text:s text:c="4"/></text:span><text:span text:style-name="T1">Terri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68cm" svg:height="1.084cm" svg:x="7.846cm" svg:y="15.927cm">
          <text:p><text:span text:style-name="T1"><text:s text:c="4"/></text:span><text:span text:style-name="T1">SICS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79cm" svg:y1="10.779cm" svg:x2="12.049cm" svg:y2="12.43cm">
          <text:p/>
        </draw:line>
        <draw:frame draw:style-name="gr3" draw:text-style-name="P3" draw:layer="layout" svg:width="4.445cm" svg:height="1.266cm" svg:x="13.573cm" svg:y="10.652cm">
          <draw:text-box>
            <text:p text:style-name="P3"><text:span text:style-name="T2">Online Phase</text:span></text:p>
          </draw:text-box>
        </draw:frame>
        <draw:frame draw:style-name="gr4" draw:text-style-name="P2" draw:layer="layout" svg:width="19.05cm" svg:height="0.435cm" svg:x="1.381cm" svg:y="8.439cm">
          <draw:image xlink:href="Pictures/1000000000000B38000000405EA537FF.jpg" xlink:type="simple" xlink:show="embed" xlink:actuate="onLoad">
            <text:p/>
          </draw:image>
        </draw:frame>
        <draw:line draw:style-name="gr2" draw:text-style-name="P2" draw:layer="layout" svg:x1="3.921cm" svg:y1="16.494cm" svg:x2="7.604cm" svg:y2="16.494cm">
          <text:p/>
        </draw:line>
        <draw:frame draw:style-name="gr5" draw:text-style-name="P2" draw:layer="layout" svg:width="1.639cm" svg:height="1.965cm" svg:x="2.524cm" svg:y="15.418cm">
          <draw:image xlink:href="Pictures/200000010000066800000D2016F96E88.svg" xlink:type="simple" xlink:show="embed" xlink:actuate="onLoad">
            <text:p text:style-name="P2"><text:s text:c="9"/></text:p>
          </draw:image>
        </draw:frame>
        <draw:frame draw:style-name="gr6" draw:layer="layout" svg:width="1.905cm" svg:height="0.725cm" svg:x="4.544cm" svg:y="15.732cm">
          <draw:text-box>
            <text:p><text:span text:style-name="T1">Query</text:span></text:p>
          </draw:text-box>
        </draw:frame>
        <draw:custom-shape draw:style-name="gr7" draw:text-style-name="P2" draw:layer="layout" svg:width="0.254cm" svg:height="1.27cm" svg:x="9.128cm" svg:y="7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2" draw:layer="layout" svg:x1="12.049cm" svg:y1="14.081cm" svg:x2="10.779cm" svg:y2="15.859cm">
          <text:p/>
        </draw:line>
        <draw:line draw:style-name="gr2" draw:text-style-name="P2" draw:layer="layout" svg:x1="9.255cm" svg:y1="15.478cm" svg:x2="9.293cm" svg:y2="10.906cm">
          <text:p/>
        </draw:line>
        <draw:custom-shape draw:style-name="gr1" draw:text-style-name="P1" draw:layer="layout" svg:width="2.768cm" svg:height="1.084cm" svg:x="11.414cm" svg:y="12.684cm">
          <text:p><text:span text:style-name="T1"><text:s text:c="4"/></text:span><text:span text:style-name="T1">LE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68cm" svg:height="1.084cm" svg:x="7.835cm" svg:y="2.699cm">
          <text:p><text:span text:style-name="T1"><text:s text:c="3"/></text:span><text:span text:style-name="T1">Expert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55cm" svg:y1="3.921cm" svg:x2="9.255cm" svg:y2="5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coza4 </meta:initial-creator>
    <meta:creation-date>2014-03-17T17:39:12</meta:creation-date>
    <dc:date>2014-03-17T18:14:24</dc:date>
    <dc:creator>cocoza4 </dc:creator>
    <meta:editing-duration>PT23M1S</meta:editing-duration>
    <meta:editing-cycles>4</meta:editing-cycles>
    <meta:generator>LibreOffice/3.6$Linux_x86 LibreOffice_project/360m1$Build-2</meta:generator>
    <meta:document-statistic meta:object-count="20"/>
  </office:meta>
</office:document-meta>
</file>